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304cm" svg:height="8.608cm" svg:x="0.048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9T10:05:01.403711012</dc:date>
    <meta:editing-duration>PT2M47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05cm" svg:height="8.609cm" xlink:href="." xlink:type="simple" chart:class="chart:scatter" chart:style-name="ch1">
        <chart:plot-area chart:style-name="ch2" chart:data-source-has-labels="both" svg:x="0.306cm" svg:y="0.172cm" svg:width="14.693cm" svg:height="8.265cm">
          <chartooo:coordinate-region svg:x="0.848cm" svg:y="0.371cm" svg:width="14.057cm" svg:height="7.86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9.18485099360515E-016">
                <text:p>-9.1848509936051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53080849893419E-015">
                <text:p>1.53080849893419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14313189850787E-015">
                <text:p>-2.14313189850787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75545529808154E-015">
                <text:p>2.7554552980815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